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4000000EA8CB5F439.png" manifest:media-type="image/png"/>
  <manifest:file-entry manifest:full-path="Pictures/10000000000001990000023F6D4E33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2cm" svg:height="12.61cm" svg:x="8.2cm" svg:y="0.39cm">
          <draw:image xlink:href="Pictures/10000000000001990000023F6D4E335E.png" xlink:type="simple" xlink:show="embed" xlink:actuate="onLoad">
            <text:p/>
          </draw:image>
        </draw:frame>
        <draw:frame draw:style-name="gr1" draw:text-style-name="P1" draw:layer="layout" svg:width="25.501cm" svg:height="6.189cm" svg:x="0.8cm" svg:y="13.411cm">
          <draw:image xlink:href="Pictures/10000000000003C4000000EA8CB5F4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6:23:22.812152603</dc:date>
    <meta:editing-duration>P0D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